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3E107E3CC8616BA8AF9.png" manifest:media-type="image/png"/>
  <manifest:file-entry manifest:full-path="Pictures/10000001000007730000039E3BAB7DC93E5DF78F.png" manifest:media-type="image/png"/>
  <manifest:file-entry manifest:full-path="Pictures/100000010000077E000003F334E71DBABD3107DF.png" manifest:media-type="image/png"/>
  <manifest:file-entry manifest:full-path="Pictures/1000000100000773000003AEE7153CA88EEC4C64.png" manifest:media-type="image/png"/>
  <manifest:file-entry manifest:full-path="Pictures/1000000100000769000003BDB38897033ECC8D6F.png" manifest:media-type="image/png"/>
  <manifest:file-entry manifest:full-path="Pictures/100000010000077E000003DEB2E811B9AB1F6468.png" manifest:media-type="image/png"/>
  <manifest:file-entry manifest:full-path="Pictures/100000010000077E0000042E4071B841FFE8155C.png" manifest:media-type="image/png"/>
  <manifest:file-entry manifest:full-path="Pictures/100000010000077E000003F7F8039DAC5DF9917F.png" manifest:media-type="image/png"/>
  <manifest:file-entry manifest:full-path="Pictures/100000010000077E000003C811E9C6B85EB05EFF.png" manifest:media-type="image/png"/>
  <manifest:file-entry manifest:full-path="Pictures/100000010000077D000003DBF14663D5A60B43F0.png" manifest:media-type="image/png"/>
  <manifest:file-entry manifest:full-path="Pictures/100000010000077E000003E13F876633959C5CDA.png" manifest:media-type="image/png"/>
  <manifest:file-entry manifest:full-path="Pictures/100000010000077E000003CCC50B5C0134F7C4FF.png" manifest:media-type="image/png"/>
  <manifest:file-entry manifest:full-path="Pictures/100000010000077E000003FD578C73C6207F5C73.png" manifest:media-type="image/png"/>
  <manifest:file-entry manifest:full-path="Pictures/1000000100000776000003CBE44E37D47246E0DB.png" manifest:media-type="image/png"/>
  <manifest:file-entry manifest:full-path="Pictures/100000010000077E000003D4232AB3338D4D2659.png" manifest:media-type="image/png"/>
  <manifest:file-entry manifest:full-path="Pictures/100000010000077D000003FE8959A100CEDE352C.png" manifest:media-type="image/png"/>
  <manifest:file-entry manifest:full-path="Pictures/1000000100000679000003A808AA50422CE78C84.png" manifest:media-type="image/png"/>
  <manifest:file-entry manifest:full-path="Pictures/1000000100000600000003CB9794FEA3C6691236.png" manifest:media-type="image/png"/>
  <manifest:file-entry manifest:full-path="Pictures/100000010000052F00000371D30B9171C96E90A1.png" manifest:media-type="image/png"/>
  <manifest:file-entry manifest:full-path="Pictures/100000010000066A000003A242DF93EEAF7AFAD6.png" manifest:media-type="image/png"/>
  <manifest:file-entry manifest:full-path="Pictures/10000001000005DC00000364DD674A48AE63E6CD.png" manifest:media-type="image/png"/>
  <manifest:file-entry manifest:full-path="Pictures/10000001000005CA000003CCDAAAED58CF88CC62.png" manifest:media-type="image/png"/>
  <manifest:file-entry manifest:full-path="Pictures/10000001000005A00000033B0471800A0B0AD0A6.png" manifest:media-type="image/png"/>
  <manifest:file-entry manifest:full-path="Pictures/1000000100000687000003C7101907BB732F0E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3.3626in" draw:z-index="0"><draw:image xlink:href="Pictures/10000001000007730000039E3BAB7DC93E5DF78F.png" xlink:type="simple" xlink:show="embed" xlink:actuate="onLoad" draw:mime-type="image/png"/></draw:frame><text:s text:c="6"/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9252in" svg:height="3.65in" draw:z-index="1"><draw:image xlink:href="Pictures/100000010000077E000003F334E71DBABD3107DF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><draw:frame draw:style-name="fr2" draw:name="Image3" text:anchor-type="char" svg:width="6.9252in" svg:height="3.4929in" draw:z-index="2"><draw:image xlink:href="Pictures/1000000100000769000003BDB38897033ECC8D6F.png" xlink:type="simple" xlink:show="embed" xlink:actuate="onLoad" draw:mime-type="image/png"/></draw:frame><text:soft-page-break/><text:s text:c="3"/></text:p>
      <text:p text:style-name="Standard"><draw:frame draw:style-name="fr1" draw:name="Image4" text:anchor-type="char" svg:width="6.9252in" svg:height="3.4201in" draw:z-index="3"><draw:image xlink:href="Pictures/1000000100000773000003AEE7153CA88EEC4C64.png" xlink:type="simple" xlink:show="embed" xlink:actuate="onLoad" draw:mime-type="image/png"/></draw:frame><text:s text:c="4"/></text:p>
      <text:p text:style-name="Standard"/>
      <text:p text:style-name="Standard"><draw:frame draw:style-name="fr2" draw:name="Image5" text:anchor-type="char" svg:width="6.9252in" svg:height="3.589in" draw:z-index="4"><draw:image xlink:href="Pictures/100000010000077C000003E107E3CC8616BA8AF9.png" xlink:type="simple" xlink:show="embed" xlink:actuate="onLoad" draw:mime-type="image/png"/></draw:frame><text:soft-page-break/><text:s text:c="2"/></text:p>
      <text:p text:style-name="Standard"><draw:frame draw:style-name="fr2" draw:name="Image6" text:anchor-type="char" svg:width="6.9252in" svg:height="3.5744in" draw:z-index="5"><draw:image xlink:href="Pictures/100000010000077E000003DEB2E811B9AB1F6468.png" xlink:type="simple" xlink:show="embed" xlink:actuate="onLoad" draw:mime-type="image/png"/></draw:frame><text:s text:c="2"/></text:p>
      <text:p text:style-name="Standard"><draw:frame draw:style-name="fr2" draw:name="Image7" text:anchor-type="char" svg:width="6.9252in" svg:height="3.8634in" draw:z-index="6"><draw:image xlink:href="Pictures/100000010000077E0000042E4071B841FFE8155C.png" xlink:type="simple" xlink:show="embed" xlink:actuate="onLoad" draw:mime-type="image/png"/></draw:frame><text:soft-page-break/><text:s text:c="3"/></text:p>
      <text:p text:style-name="Standard"/>
      <text:p text:style-name="Standard"><draw:frame draw:style-name="fr2" draw:name="Image8" text:anchor-type="char" svg:width="6.9252in" svg:height="3.6646in" draw:z-index="7"><draw:image xlink:href="Pictures/100000010000077E000003F7F8039DAC5DF9917F.png" xlink:type="simple" xlink:show="embed" xlink:actuate="onLoad" draw:mime-type="image/png"/></draw:frame><text:s text:c="2"/></text:p>
      <text:p text:style-name="Standard"/>
      <text:p text:style-name="Standard"><draw:frame draw:style-name="fr2" draw:name="Image9" text:anchor-type="char" svg:width="6.9252in" svg:height="3.4945in" draw:z-index="8"><draw:image xlink:href="Pictures/100000010000077E000003C811E9C6B85EB05EFF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10" text:anchor-type="char" svg:width="6.9252in" svg:height="3.5654in" draw:z-index="9"><draw:image xlink:href="Pictures/100000010000077D000003DBF14663D5A60B43F0.png" xlink:type="simple" xlink:show="embed" xlink:actuate="onLoad" draw:mime-type="image/png"/></draw:frame><text:s text:c="2"/></text:p>
      <text:p text:style-name="Standard"/>
      <text:p text:style-name="Standard"><draw:frame draw:style-name="fr2" draw:name="Image11" text:anchor-type="char" svg:width="6.9252in" svg:height="3.5846in" draw:z-index="10"><draw:image xlink:href="Pictures/100000010000077E000003E13F876633959C5CDA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12" text:anchor-type="char" svg:width="6.9252in" svg:height="3.5091in" draw:z-index="11"><draw:image xlink:href="Pictures/100000010000077E000003CCC50B5C0134F7C4FF.png" xlink:type="simple" xlink:show="embed" xlink:actuate="onLoad" draw:mime-type="image/png"/></draw:frame><text:s text:c="2"/></text:p>
      <text:p text:style-name="Standard"/>
      <text:p text:style-name="Standard"><draw:frame draw:style-name="fr2" draw:name="Image13" text:anchor-type="char" svg:width="6.9252in" svg:height="3.6862in" draw:z-index="12"><draw:image xlink:href="Pictures/100000010000077E000003FD578C73C6207F5C73.png" xlink:type="simple" xlink:show="embed" xlink:actuate="onLoad" draw:mime-type="image/png"/></draw:frame><text:soft-page-break/><text:s text:c="2"/></text:p>
      <text:p text:style-name="Standard"><draw:frame draw:style-name="fr1" draw:name="Image14" text:anchor-type="char" svg:width="6.9252in" svg:height="3.5201in" draw:z-index="13"><draw:image xlink:href="Pictures/1000000100000776000003CBE44E37D47246E0DB.png" xlink:type="simple" xlink:show="embed" xlink:actuate="onLoad" draw:mime-type="image/png"/></draw:frame><text:s text:c="2"/></text:p>
      <text:p text:style-name="Standard"/>
      <text:p text:style-name="Standard"><draw:frame draw:style-name="fr2" draw:name="Image15" text:anchor-type="char" svg:width="6.9252in" svg:height="3.5382in" draw:z-index="14"><draw:image xlink:href="Pictures/100000010000077E000003D4232AB3338D4D2659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16" text:anchor-type="char" svg:width="6.9252in" svg:height="3.6917in" draw:z-index="15"><draw:image xlink:href="Pictures/100000010000077D000003FE8959A100CEDE352C.png" xlink:type="simple" xlink:show="embed" xlink:actuate="onLoad" draw:mime-type="image/png"/></draw:frame><text:s text:c="2"/></text:p>
      <text:p text:style-name="Standard"><draw:frame draw:style-name="fr2" draw:name="Image17" text:anchor-type="char" svg:width="6.9252in" svg:height="3.911in" draw:z-index="16"><draw:image xlink:href="Pictures/1000000100000679000003A808AA50422CE78C84.png" xlink:type="simple" xlink:show="embed" xlink:actuate="onLoad" draw:mime-type="image/png"/></draw:frame><text:soft-page-break/><text:s text:c="2"/></text:p>
      <text:p text:style-name="Standard"><draw:frame draw:style-name="fr1" draw:name="Image18" text:anchor-type="char" svg:width="6.9252in" svg:height="4.378in" draw:z-index="17"><draw:image xlink:href="Pictures/1000000100000600000003CB9794FEA3C6691236.png" xlink:type="simple" xlink:show="embed" xlink:actuate="onLoad" draw:mime-type="image/png"/></draw:frame><text:s text:c="2"/></text:p>
      <text:p text:style-name="Standard"/>
      <text:p text:style-name="Standard"><draw:frame draw:style-name="fr2" draw:name="Image19" text:anchor-type="char" svg:width="6.9252in" svg:height="4.5972in" draw:z-index="18"><draw:image xlink:href="Pictures/100000010000052F00000371D30B9171C96E90A1.png" xlink:type="simple" xlink:show="embed" xlink:actuate="onLoad" draw:mime-type="image/png"/></draw:frame><text:soft-page-break/><text:s text:c="2"/></text:p>
      <text:p text:style-name="Standard"/>
      <text:p text:style-name="Standard"><draw:frame draw:style-name="fr1" draw:name="Image20" text:anchor-type="char" svg:width="6.9252in" svg:height="3.922in" draw:z-index="19"><draw:image xlink:href="Pictures/100000010000066A000003A242DF93EEAF7AFAD6.png" xlink:type="simple" xlink:show="embed" xlink:actuate="onLoad" draw:mime-type="image/png"/></draw:frame><text:s text:c="2"/></text:p>
      <text:p text:style-name="Standard"><draw:frame draw:style-name="fr2" draw:name="Image21" text:anchor-type="char" svg:width="6.9252in" svg:height="4.0071in" draw:z-index="20"><draw:image xlink:href="Pictures/10000001000005DC00000364DD674A48AE63E6CD.png" xlink:type="simple" xlink:show="embed" xlink:actuate="onLoad" draw:mime-type="image/png"/></draw:frame><text:soft-page-break/><text:s text:c="3"/></text:p>
      <text:p text:style-name="Standard"/>
      <text:p text:style-name="Standard"><draw:frame draw:style-name="fr1" draw:name="Image22" text:anchor-type="char" svg:width="6.9252in" svg:height="4.5417in" draw:z-index="21"><draw:image xlink:href="Pictures/10000001000005CA000003CCDAAAED58CF88CC62.png" xlink:type="simple" xlink:show="embed" xlink:actuate="onLoad" draw:mime-type="image/png"/></draw:frame><text:s text:c="2"/></text:p>
      <text:p text:style-name="Standard"/>
      <text:p text:style-name="Standard"><draw:frame draw:style-name="fr1" draw:name="Image23" text:anchor-type="char" svg:width="6.9252in" svg:height="3.9772in" draw:z-index="22"><draw:image xlink:href="Pictures/10000001000005A00000033B0471800A0B0AD0A6.png" xlink:type="simple" xlink:show="embed" xlink:actuate="onLoad" draw:mime-type="image/png"/></draw:frame><text:soft-page-break/><text:s text:c="2"/></text:p>
      <text:p text:style-name="Standard"><draw:frame draw:style-name="fr1" draw:name="Image24" text:anchor-type="char" svg:width="6.9252in" svg:height="4.0071in" draw:z-index="23"><draw:image xlink:href="Pictures/1000000100000687000003C7101907BB732F0E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13:03:03.227000000</meta:creation-date>
    <dc:date>2025-12-20T22:10:22.078000000</dc:date>
    <meta:editing-duration>P6DT7H29M7S</meta:editing-duration>
    <meta:editing-cycles>15</meta:editing-cycles>
    <meta:generator>LibreOffice/7.5.1.2$Windows_X86_64 LibreOffice_project/fcbaee479e84c6cd81291587d2ee68cba099e129</meta:generator>
    <meta:document-statistic meta:table-count="0" meta:image-count="24" meta:object-count="0" meta:page-count="12" meta:paragraph-count="23" meta:word-count="0" meta:character-count="55" meta:non-whitespace-character-count="0"/>
  </office:meta>
</office:document-meta>
</file>